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wasdee" svg:font-family="Sawasdee" style:font-pitch="variable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style:font-name="Sawasdee" officeooo:rsid="001d3c5a" officeooo:paragraph-rsid="001d3c5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40pt" officeooo:rsid="001d3c5a" officeooo:paragraph-rsid="001d3c5a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Sawasdee" fo:font-size="40pt" officeooo:rsid="001d3c5a" officeooo:paragraph-rsid="001d3c5a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Sawasdee" fo:font-size="32pt" officeooo:rsid="001d3c5a" officeooo:paragraph-rsid="001d3c5a" style:font-size-asian="32pt" style:font-size-complex="32pt"/>
    </style:style>
    <style:style style:name="P6" style:family="paragraph" style:parent-style-name="Standard">
      <style:paragraph-properties fo:text-align="justify" style:justify-single-word="false"/>
      <style:text-properties style:font-name="Sawasdee" fo:font-size="18pt" officeooo:rsid="001d3c5a" officeooo:paragraph-rsid="001d3c5a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Sawasdee" fo:font-size="18pt" officeooo:rsid="001d3c5a" officeooo:paragraph-rsid="001fdfce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style:font-name="Sawasdee" fo:font-size="18pt" officeooo:rsid="001d3c5a" officeooo:paragraph-rsid="00205a74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Sawasdee" fo:font-size="18pt" officeooo:rsid="001d3c5a" officeooo:paragraph-rsid="0023097c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style:font-name="Sawasdee" fo:font-size="18pt" officeooo:rsid="001dd10c" officeooo:paragraph-rsid="001dd10c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style:font-name="Adobe Garamond Pro" fo:font-size="18pt" officeooo:rsid="001d3c5a" officeooo:paragraph-rsid="001fdfce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dobe Garamond Pro" fo:font-size="18pt" officeooo:rsid="001d3c5a" officeooo:paragraph-rsid="001d3c5a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dobe Garamond Pro" fo:font-size="18pt" fo:font-style="normal" officeooo:rsid="001ef96c" officeooo:paragraph-rsid="001ef96c" style:font-size-asian="18pt" style:font-style-asian="normal" style:font-size-complex="18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Adobe Garamond Pro" fo:font-size="18pt" fo:font-style="normal" officeooo:rsid="001ef96c" officeooo:paragraph-rsid="001fdfce" style:font-size-asian="18pt" style:font-style-asian="normal" style:font-size-complex="18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Adobe Garamond Pro" fo:font-size="18pt" fo:font-style="normal" officeooo:rsid="001ef96c" officeooo:paragraph-rsid="00205a74" style:font-size-asian="18pt" style:font-style-asian="normal" style:font-size-complex="18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Adobe Garamond Pro" fo:font-size="18pt" fo:font-style="normal" officeooo:rsid="001ef96c" officeooo:paragraph-rsid="0023097c" style:font-size-asian="18pt" style:font-style-asian="normal" style:font-size-complex="18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dobe Garamond Pro" fo:font-size="16pt" officeooo:rsid="001d3c5a" officeooo:paragraph-rsid="001d3c5a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Adobe Garamond Pro" fo:font-size="16pt" officeooo:rsid="001dd10c" officeooo:paragraph-rsid="001dd10c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Sawasdee" fo:font-size="16pt" officeooo:rsid="001d3c5a" officeooo:paragraph-rsid="001d3c5a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Sawasdee" fo:font-size="16pt" officeooo:rsid="001dd10c" officeooo:paragraph-rsid="001dd10c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Sawasdee" fo:font-size="16pt" officeooo:rsid="001fdfce" officeooo:paragraph-rsid="001fdfce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Droid Sans" fo:font-size="16pt" officeooo:rsid="001dd10c" officeooo:paragraph-rsid="001dd10c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Droid Sans" fo:font-size="16pt" officeooo:rsid="001d3c5a" officeooo:paragraph-rsid="001d3c5a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dobe Garamond Pro" fo:font-size="16pt" fo:font-style="normal" officeooo:rsid="001fdfce" officeooo:paragraph-rsid="001fdfce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Adobe Garamond Pro" fo:font-size="16pt" fo:font-style="normal" fo:font-weight="normal" officeooo:rsid="001fdfce" officeooo:paragraph-rsid="001fdfce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Adobe Garamond Pro" fo:font-size="16pt" fo:font-style="normal" fo:font-weight="normal" officeooo:rsid="001fdfce" officeooo:paragraph-rsid="00205a74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dd10c" style:font-size-asian="16pt" style:font-size-complex="16pt"/>
    </style:style>
    <style:style style:name="T3" style:family="text">
      <style:text-properties fo:font-size="16pt" officeooo:rsid="001f4b96" style:font-size-asian="16pt" style:font-size-complex="16pt"/>
    </style:style>
    <style:style style:name="T4" style:family="text">
      <style:text-properties fo:font-size="16pt" officeooo:rsid="001fdfce" style:font-size-asian="16pt" style:font-size-complex="16pt"/>
    </style:style>
    <style:style style:name="T5" style:family="text">
      <style:text-properties fo:font-size="16pt" officeooo:rsid="0021a95c" style:font-size-asian="16pt" style:font-size-complex="16pt"/>
    </style:style>
    <style:style style:name="T6" style:family="text">
      <style:text-properties fo:font-size="16pt" officeooo:rsid="0023097c" style:font-size-asian="16pt" style:font-size-complex="16pt"/>
    </style:style>
    <style:style style:name="T7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fdfce" style:font-size-asian="16pt" style:font-weight-asian="bold" style:font-size-complex="16pt" style:font-weight-complex="bold"/>
    </style:style>
    <style:style style:name="T10" style:family="text">
      <style:text-properties fo:font-size="16pt" fo:font-weight="normal" officeooo:rsid="001fdfce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21a95c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23097c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4">SE&amp;M | Group Qi: </text:p>
      <text:p text:style-name="P4">building a raspberry pi</text:p>
      <text:p text:style-name="P4">autopilot</text:p>
      <text:p text:style-name="P4"/>
      <text:p text:style-name="P4"/>
      <text:p text:style-name="P5">project outline</text:p>
      <text:p text:style-name="P5"/>
      <text:p text:style-name="P5"/>
      <text:p text:style-name="P12"/>
      <text:p text:style-name="P11"><text:soft-page-break/><text:span text:style-name="T1">The project is divided in different modules. </text:span><text:span text:style-name="T4">Once module 1 is finished, all modules can be worked on separately and are not dependent on the results of another module</text:span><text:span text:style-name="T1">. </text:span><text:span text:style-name="T4">The modules are furthermore divided in several tasks, that can be assigned to different people. </text:span><text:span text:style-name="T1">After each week we select the </text:span><text:span text:style-name="T4">tasks</text:span><text:span text:style-name="T1"> we want to </text:span><text:span text:style-name="T4">work on</text:span><text:span text:style-name="T1">. The basic requirements for the semester project will be met early on, after competition of </text:span><text:span text:style-name="T7">module 1</text:span><text:span text:style-name="T1">. Further modules can be added or replaced </text:span><text:span text:style-name="T4">during</text:span><text:span text:style-name="T1"> this term. (Deadlines need to be added!)</text:span></text:p>
      <text:p text:style-name="P17"/>
      <text:p text:style-name="P17"/>
      <text:p text:style-name="P19">Module 1 – building a raspberry pi controlled quadcopter</text:p>
      <text:p text:style-name="P13"><text:span text:style-name="T8">What we achieve in this module: </text:span><text:span text:style-name="T1">we have a quadcopter, we can fly it, we can control the quadcopter over wifi from a computer, </text:span><text:span text:style-name="T4">we can command it from a first person view through the video stream.</text:span></text:p>
      <text:p text:style-name="P17"/>
      <text:p text:style-name="P6"><text:span text:style-name="T1">Task 1 </text:span><text:span text:style-name="T2">[Getting the basics done]</text:span></text:p>
      <text:p text:style-name="P17">1.1.1 – build the quadcopter with the radio controller and the ardupilot chip.</text:p>
      <text:p text:style-name="P17">1.1.2 – learn to fly the quadcopter</text:p>
      <text:p text:style-name="P17"/>
      <text:p text:style-name="P20">Task 2 [Raspberry communication]</text:p>
      <text:p text:style-name="P18">1.2.1 – get an input over a wireless network to the raspberry pi</text:p>
      <text:p text:style-name="P18">1.2.2 – display the screen of a raspberry pi on another computer</text:p>
      <text:p text:style-name="P18">1.2.3 – get the commands from a Xbox360 controller to the raspberry pi</text:p>
      <text:p text:style-name="P18">1.2.4 – attach the camera to the raspberry pi and stream the video to another computer</text:p>
      <text:p text:style-name="P18"/>
      <text:p text:style-name="P20">Task 3 [Raspberry power]</text:p>
      <text:p text:style-name="P18">1.3.1 – find a portable power supply for the raspberry pi</text:p>
      <text:p text:style-name="P18">1.3.2 – attach the raspberry pi to the quadcopter</text:p>
      <text:p text:style-name="P18">1.3.3 – connect the raspberry pi with the ardupilot chip</text:p>
      <text:p text:style-name="P18"/>
      <text:p text:style-name="P20">Task 4 [Taking command]</text:p>
      <text:p text:style-name="P18">1.4.1 – Map the commands from the Xbox360 controller</text:p>
      <text:p text:style-name="P18">1.4.2 – Test every axis separately</text:p>
      <text:p text:style-name="P10"><text:soft-page-break/><text:span text:style-name="T1">Task 5 [</text:span><text:span text:style-name="T3">D</text:span><text:span text:style-name="T1">one!]</text:span></text:p>
      <text:p text:style-name="P18">1.5.1 – fly the thing.. but careful please!</text:p>
      <text:p text:style-name="P22"/>
      <text:p text:style-name="P7"><text:span text:style-name="T1">Module </text:span><text:span text:style-name="T4">2</text:span><text:span text:style-name="T1"> – </text:span><text:span text:style-name="T4">extra commands</text:span></text:p>
      <text:p text:style-name="P14"><text:span text:style-name="T9">What we achieve in this module: </text:span><text:span text:style-name="T4">we give the quadcopter the option to react to voice commands and to recognize faces/movements, using open source software.</text:span></text:p>
      <text:p text:style-name="P24"/>
      <text:p text:style-name="P7"><text:span text:style-name="T1">Module </text:span><text:span text:style-name="T4">3</text:span><text:span text:style-name="T1"> – </text:span><text:span text:style-name="T4">special maneuvers </text:span></text:p>
      <text:p text:style-name="P14"><text:span text:style-name="T9">What we achieve in this module: </text:span><text:span text:style-name="T10">we start modifying the autopilot, giving us more freedom in what we can do with the quadcopter. For example special moves, like a flip.</text:span></text:p>
      <text:p text:style-name="P25"/>
      <text:p text:style-name="P7"><text:span text:style-name="T1">Module </text:span><text:span text:style-name="T4">4</text:span><text:span text:style-name="T1"> – </text:span><text:span text:style-name="T4">app control <text:s/></text:span></text:p>
      <text:p text:style-name="P14"><text:span text:style-name="T9">What we achieve in this module: </text:span><text:span text:style-name="T10">we mount a 4G USB stick to the quadcopter, allowing us to command it wherever. We build an android app for controlling it.</text:span></text:p>
      <text:p text:style-name="P25"/>
      <text:p text:style-name="P7"><text:span text:style-name="T1">Module </text:span><text:span text:style-name="T4">5</text:span><text:span text:style-name="T1"> – </text:span><text:span text:style-name="T4">musical drone <text:s/></text:span></text:p>
      <text:p text:style-name="P14"><text:span text:style-name="T9">What we achieve in this module: </text:span><text:span text:style-name="T10">we give the quadcopter a way to play music, preferably the A-Team theme song, </text:span><text:span text:style-name="T11">it should also be able to pick up coffee (black and without sugar please).</text:span></text:p>
      <text:p text:style-name="P25"/>
      <text:p text:style-name="P8"><text:span text:style-name="T1">Module </text:span><text:span text:style-name="T5">6</text:span><text:span text:style-name="T1"> – </text:span><text:span text:style-name="T5">artistic </text:span><text:span text:style-name="T4">drone <text:s/></text:span></text:p>
      <text:p text:style-name="P15"><text:span text:style-name="T9">What we achieve in this module: </text:span><text:span text:style-name="T10">we </text:span><text:span text:style-name="T11">mount a spray can to the drone, or another tool to paint and we write a program that the quadcopter uses to map the image to the wall</text:span><text:span text:style-name="T10">.</text:span></text:p>
      <text:p text:style-name="P26"/>
      <text:p text:style-name="P9"><text:span text:style-name="T1">Module </text:span><text:span text:style-name="T6">7</text:span><text:span text:style-name="T1"> – </text:span><text:span text:style-name="T6">delivery</text:span><text:span text:style-name="T5"> </text:span><text:span text:style-name="T4">drone <text:s/></text:span></text:p>
      <text:p text:style-name="P16"><text:span text:style-name="T9">What we achieve in this module: </text:span><text:span text:style-name="T10">we </text:span><text:span text:style-name="T12">make it possible for the drone to pick up packages and carry them, similar to the amazon drone, we will try this with sushi boxes. Everyone likes sushi.</text:span></text:p>
      <text:p text:style-name="P9"><text:soft-page-break/><text:span text:style-name="T1">Module </text:span><text:span text:style-name="T6">8 </text:span><text:span text:style-name="T1">– </text:span><text:span text:style-name="T6">battery surveillance</text:span><text:span text:style-name="T4"> <text:s/></text:span></text:p>
      <text:p text:style-name="P16"><text:span text:style-name="T9">What we achieve in this module: </text:span><text:span text:style-name="T10">we </text:span><text:span text:style-name="T12">build in a way to make sure that we have enough battery left.. an emergency mode if the batteries fail. As well as a notification if the Internet connection to the drone is bad and we shouldn't send it over a river.</text:span></text:p>
      <text:p text:style-name="P21"/>
      <text:p text:style-name="P9"><text:span text:style-name="T1">Module </text:span><text:span text:style-name="T6">9 </text:span><text:span text:style-name="T1">– </text:span><text:span text:style-name="T6">window cleaning</text:span><text:span text:style-name="T4"> </text:span></text:p>
      <text:p text:style-name="P16"><text:span text:style-name="T9">What we achieve in this module: </text:span><text:span text:style-name="T10">we </text:span><text:span text:style-name="T12">make the drone clean windows, because yeah!</text:span></text:p>
      <text:p text:style-name="P22"/>
      <text:p text:style-name="P22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wasdee" svg:font-family="Sawasdee" style:font-pitch="variable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awasdee" officeooo:rsid="001d3c5a" officeooo:paragraph-rsid="001d3c5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E&amp;M | Group Qi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Franky</meta:initial-creator>
    <meta:creation-date>2014-01-26T17:53:48.027900142</meta:creation-date>
    <dc:date>2014-01-26T18:58:21.651577427</dc:date>
    <dc:creator>Aurelien Franky</dc:creator>
    <meta:editing-duration>PT46M55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4" meta:paragraph-count="42" meta:word-count="568" meta:character-count="3213" meta:non-whitespace-character-count="2653"/>
  </office:meta>
</office:document-meta>
</file>